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number-columns-repeated="9" office:value-type="float" office:value="-2" calcext:value-type="float">
            <text:p>-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2" calcext:value-type="float">
            <text:p>-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2" calcext:value-type="float">
            <text:p>-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2" calcext:value-type="float">
            <text:p>-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9"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</table:table-row>
        <table:table-row table:style-name="ro1" table:number-rows-repeated="10478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8:56:20.699879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22T18:56:28.239628936</dc:date>
    <meta:editing-duration>PT22M27S</meta:editing-duration>
    <meta:editing-cycles>25</meta:editing-cycles>
    <meta:document-statistic meta:table-count="1" meta:cell-count="7160" meta:object-count="0"/>
  </office:meta>
</office:document-meta>
</file>